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4" style:family="paragraph" style:parent-style-name="Preformatted_20_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5" style:family="paragraph" style:parent-style-name="Preformatted_20_Text">
      <style:text-properties style:font-name="Times new roman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 1</text:p>
      <text:p text:style-name="P1">; prog languages and formality</text:p>
      <text:p text:style-name="P1">; purpose of prog langs</text:p>
      <text:p text:style-name="P1"><text:s text:c="4"/>comm between ppl</text:p>
      <text:p text:style-name="P1">; syntax, semantics, pragmatics</text:p>
      <text:p text:style-name="P1"><text:s text:c="4"/>syntax: struct and appear of lang constructs</text:p>
      <text:p text:style-name="P1"><text:s text:c="4"/>semantics: meaning of constructs</text:p>
      <text:p text:style-name="P1"><text:s text:c="4"/>pragmatics: utility of a lang</text:p>
      <text:p text:style-name="P1"><text:s text:c="4"/>diff syntax, same semantics: a = b, move a to b</text:p>
      <text:p text:style-name="P1">; compilers vs interpreters</text:p>
      <text:p text:style-name="P1"><text:s text:c="4"/>compiler: trans src code into exec program</text:p>
      <text:p text:style-name="P1"><text:s text:c="8"/>src -&gt; exec object</text:p>
      <text:p text:style-name="P1"><text:s text:c="8"/>src -&gt; lexical analys -&gt; syntax analy -&gt; semantic analy -&gt; obj code</text:p>
      <text:p text:style-name="P1"><text:s text:c="4"/>interpreter: runs the src code directly</text:p>
      <text:p text:style-name="P1"><text:s text:c="8"/>prog+data -&gt; output</text:p>
      <text:p text:style-name="P1"><text:s text:c="8"/>fetch instr, fetch ops, exec ops</text:p>
      <text:p text:style-name="P2">notes 2</text:p>
      <text:p text:style-name="P1">; grammar: rules that define the set of sentences in a lang</text:p>
      <text:p text:style-name="P1">; sentence: finite seq of syms from the vocab, meeting gramm rules</text:p>
      <text:p text:style-name="P1">; vocab: finite set of syms</text:p>
      <text:p text:style-name="P1">; sym: +, -, digit, letter</text:p>
      <text:p text:style-name="P1">; ambiguous grammar: has more than 1 possible parse tree</text:p>
      <text:p text:style-name="P1">; parse tree</text:p>
      <text:p text:style-name="P1"><text:s text:c="8"/>E</text:p>
      <text:p text:style-name="P1"><text:s text:c="6"/>/ | \</text:p>
      <text:p text:style-name="P1"><text:s text:c="3"/>E <text:s/>+ <text:s/>F</text:p>
      <text:p text:style-name="P1">; eval tree</text:p>
      <text:p text:style-name="P1"><text:s text:c="5"/>a + b * c</text:p>
      <text:p text:style-name="P1"><text:s text:c="8"/>+</text:p>
      <text:p text:style-name="P1"><text:s text:c="6"/>/ <text:s text:c="2"/>\</text:p>
      <text:p text:style-name="P1"><text:s text:c="5"/>a <text:s text:c="4"/>*</text:p>
      <text:p text:style-name="P1"><text:s text:c="11"/>/ \</text:p>
      <text:p text:style-name="P1"><text:s text:c="10"/>b <text:s text:c="2"/>c</text:p>
      <text:p text:style-name="P1">; right associative: right recursive, tree heavy right</text:p>
      <text:p text:style-name="P1">; more productions (further down) = higher precedence</text:p>
      <text:p text:style-name="P1">; context free grammars</text:p>
      <text:p text:style-name="P1"><text:s text:c="4"/>a set of terminals/non-terminals, procedures/production </text:p>
      <text:p text:style-name="P1"><text:s text:c="4"/>ie. LHS ::= RHS, RHS has terms/non-terms</text:p>
      <text:p text:style-name="P1">; expression grammars</text:p>
      <text:p text:style-name="P1"><text:s text:c="4"/>arithmetic, enforce operator precedence and associativity</text:p>
      <text:p text:style-name="P1">; BNF, extended BNF</text:p>
      <text:p text:style-name="P1"><text:s text:c="4"/>&lt; non-terminal &gt; in uppercase, syms are in quotes ')'</text:p>
      <text:p text:style-name="P1"><text:s text:c="4"/>&lt;P&gt; ::= &lt;B&gt; | (O)</text:p>
      <text:p text:style-name="P1"><text:s text:c="4"/>&lt;B&gt; ::= true | false</text:p>
      <text:p text:style-name="P2">notes 3</text:p>
      <text:p text:style-name="P1">; diff between functional and procedure</text:p>
      <text:p text:style-name="P1"><text:s text:c="4"/>proc: how to do activity instead of why, actions coupled to system space</text:p>
      <text:p text:style-name="P1"><text:s text:c="4"/>funct: out = funct(inputs), no reference to position; result motivated, side effect free. no assignments in pure funct, small framework, simple syntax</text:p>
      <text:p text:style-name="P1">; scheme apps:</text:p>
      <text:p text:style-name="P1"><text:s text:c="4"/>non-numeric processing, prog lang theory, statically scoped, procedures/functs are first class</text:p>
      <text:p text:style-name="P1"><text:s text:c="4"/>predicates: end w/ ?, true or false</text:p>
      <text:p text:style-name="P1"><text:s text:c="4"/>boolean? symbol? char? vector? procedure? pair?(list) number? port? list?</text:p>
      <text:p text:style-name="P1"><text:s text:c="8"/>define &lt;var&gt; &lt;exp&gt;</text:p>
      <text:p text:style-name="P1"><text:s text:c="8"/>cons makes dotted pairs</text:p>
      <text:p text:style-name="P1"><text:s text:c="8"/>append merges lists</text:p>
      <text:p text:style-name="P1"><text:s text:c="8"/>list constructs new lists</text:p>
      <text:p text:style-name="P1"><text:s text:c="8"/>vector has index elements accessed by (vector-ref &lt;vector&gt; &lt;index&gt;)(eval L): if L is a primitive return its value</text:p>
      <text:p text:style-name="P1"><text:s text:c="4"/>elif apply (car L) using eval args; elif apply (car L) w/ uneval args</text:p>
      <text:p text:style-name="Standard"><text:span text:style-name="T1"><text:s text:c="4"/>ie. (eval '(+ 1 2))</text:span></text:p>
      <text:p text:style-name="P1">; equal? Safer to use; eq? Is like ==</text:p>
      <text:p text:style-name="P1">; recursion vs loops</text:p>
      <text:p text:style-name="P1"><text:span text:style-name="T3">notes 4</text:span></text:p>
      <text:p text:style-name="P1">; lambda calc &amp; its historical significance</text:p>
      <text:p text:style-name="P1"><text:s text:c="4"/>Lx.e -&gt; Ly.[y/x]e, all occurrences of x in e are replaced with y</text:p>
      <text:p text:style-name="P1"><text:s text:c="4"/>(Lx.e1)e2 -&gt; [e2/x]e1</text:p>
      <text:p text:style-name="P1"><text:s text:c="4"/>Lambda-calc is complete: nums defined in terms of functs,</text:p>
      <text:p text:style-name="P1"><text:s text:c="8"/>arithmetic ops can also be defined, <text:s/>bools, predicates</text:p>
      <text:p text:style-name="P1">; scoping</text:p>
      <text:p text:style-name="P1"><text:s/>static: determine the declaration of a var by analyzing the program text alone</text:p>
      <text:p text:style-name="P1"><text:s/>dynamic: we can only find the declaration of a var when the program is exec</text:p>
      <text:p text:style-name="P1"></text:p>
      <text:p text:style-name="P1"></text:p>
      <text:p text:style-name="P1">; binding var occurrences: ((lambda (x) x) y), x is bound, y is free</text:p>
      <text:p text:style-name="P1"><text:span text:style-name="T4">; reduction and renaming rules</text:span></text:p>
      <text:p text:style-name="P1">; lexical addresses</text:p>
      <text:p text:style-name="P1"><text:s text:c="4"/>lexical depth:position</text:p>
      <text:p text:style-name="P1"><text:s text:c="4"/>(lambda (x y)</text:p>
      <text:p text:style-name="P1"><text:s text:c="8"/>((lambda (a)</text:p>
      <text:p text:style-name="P1"><text:s text:c="12"/>( (x : 1 0) ((a : 0 0) (y : 1 1))))</text:p>
      <text:p text:style-name="P1"><text:s text:c="8"/>(x : 0 ))))</text:p>
      <text:p text:style-name="P1"><text:span text:style-name="T5">; currying: takes 1 arg at a time, multiple args can be broken up into many</text:span></text:p>
      <text:p text:style-name="P1">; eval orders: normal form, strict and lazy eval</text:p>
      <text:p text:style-name="P1"><text:s text:c="2"/>normal form: L-exp can no longer be reduced by B-reduction or n-reduction</text:p>
      <text:p text:style-name="P1"><text:s text:c="2"/>strict: make calculations as you go</text:p>
      <text:p text:style-name="P1"><text:s text:c="2"/>lazy: dont make any calculations will we have to</text:p>
      <text:p text:style-name="P1"><text:s text:c="2"/>church-rosser: lazy/strict ordering turn out the same result. </text:p>
      <text:p text:style-name="P1"><text:tab/>lazy ordering sometimes evals when strict doesnt</text:p>
      <text:p text:style-name="P2">code</text:p>
      <text:p text:style-name="P5"><text:span text:style-name="T2">(define zero </text:span>(lambda (f) (lambda (x) x)))</text:p>
      <text:p text:style-name="P5">(define one (lambda (f) (lambda (x) (f x))))</text:p>
      <text:p text:style-name="P5">(define two (lambda (f) (lambda (x) (f (f x)))))</text:p>
      <text:p text:style-name="P5">(define three (lambda (f) (lambda (x) (f (f (f x))))))</text:p>
      <text:p text:style-name="P5">(define true (lambda (u) (lambda (v) u)))</text:p>
      <text:p text:style-name="P5">(define false (lambda (u) (lambda (v) v)))</text:p>
      <text:p text:style-name="P5">(define isZero? (lambda (n) ((n (lambda (x) false)) true)))</text:p>
      <text:p text:style-name="P5">(define and? (lambda (p) (lambda (q) <text:s/>((p q) p))))</text:p>
      <text:p text:style-name="P5">(define or? (lambda (p) (lambda (q) ((p p) q))))</text:p>
      <text:p text:style-name="P5">(define ifthenelse (lambda (p) (lambda (a) (lambda (b) ((p a) b)))))</text:p>
      <text:p text:style-name="P5"><text:span text:style-name="T2">(define curry-add </text:span>(lambda (m) (lambda(n) (+ m n)))) </text:p>
      <text:p text:style-name="P5"><text:tab/>;(map (curry-add 2) '(1 2 3))</text:p>
      <text:p text:style-name="P4">(define-datatype <text:span text:style-name="T3">bintree</text:span> bintree?</text:p>
      <text:p text:style-name="P5"><text:s text:c="2"/>(empty-tree)</text:p>
      <text:p text:style-name="P5"><text:s text:c="2"/>(non-empty-tree (value number?) </text:p>
      <text:p text:style-name="P5"><text:tab/>(left-subtree bintree?) (right-subtree bintree?)))</text:p>
      <text:p text:style-name="P5">(define <text:span text:style-name="T3">newbtree</text:span></text:p>
      <text:p text:style-name="P5"><text:s text:c="2"/>(lambda (lst)</text:p>
      <text:p text:style-name="P5"><text:s text:c="4"/>(if (null? lst) (empty-tree) <text:s text:c="3"/>(if ((list-of number?) lst) ; ← else</text:p>
      <text:p text:style-name="P5"><text:s text:c="12"/>(addnumber (car lst) (newbtree (cdr lst))) 'errorInvalidInputList))))</text:p>
      <text:p text:style-name="P5">(define <text:span text:style-name="T3">addnumber</text:span> (lambda (num tree) (cases bintree tree</text:p>
      <text:p text:style-name="P5"><text:s text:c="6"/>(empty-tree () (non-empty-tree num (empty-tree) (empty-tree)))</text:p>
      <text:p text:style-name="P5"><text:s text:c="6"/>(non-empty-tree (v left right) (if (&lt; num v)</text:p>
      <text:p text:style-name="P5"><text:s text:c="26"/>(non-empty-tree v (addnumber num left) right)</text:p>
      <text:p text:style-name="P5"><text:s text:c="26"/>(non-empty-tree v left (addnumber num right)))))))</text:p>
      <text:p text:style-name="P5">(define <text:span text:style-name="T3">left</text:span> (lambda (t) (t 'left))) ; <text:span text:style-name="T3">procedural</text:span></text:p>
      <text:p text:style-name="P5">(define <text:span text:style-name="T3">right</text:span> (lambda (t) (t 'right)))</text:p>
      <text:p text:style-name="P5">(define <text:span text:style-name="T3">value</text:span> (lambda (t) (t 'value)))</text:p>
      <text:p text:style-name="P5">(define <text:span text:style-name="T3">isempty</text:span>? (lambda (t) (t 'isempty?)))</text:p>
      <text:p text:style-name="P5">(define <text:span text:style-name="T3">empty-tree </text:span>(lambda () (lambda(op)</text:p>
      <text:p text:style-name="P5"><text:s text:c="4"/>(if (equal? op 'isempty?) #t ('error)))))</text:p>
      <text:p text:style-name="P5">(define <text:span text:style-name="T3">addnumber</text:span> (lambda (num tree)</text:p>
      <text:p text:style-name="P5"><text:s text:c="4"/>(if (tree 'isempty?) (lambda (op)</text:p>
      <text:p text:style-name="P5"><text:s text:c="10"/>(cond ((equal? op 'isempty?) #f) ((equal? op 'left) (empty-tree))</text:p>
      <text:p text:style-name="P5"><text:s text:c="12"/>((equal? op 'right) (empty-tree)) ((equal? op 'value) num)))</text:p>
      <text:p text:style-name="P5"><text:s text:c="8"/>(lambda (op) ; else</text:p>
      <text:p text:style-name="P5"><text:s text:c="10"/>(cond ((equal? op 'isempty?) #f) ((equal? op 'value) (tree 'value))</text:p>
      <text:p text:style-name="P5"><text:s text:c="12"/>((equal? op 'left) (if (&lt; num (tree 'value)) </text:p>
      <text:p text:style-name="P5"><text:tab/>(addnumber num (tree 'left))(tree 'left)))</text:p>
      <text:p text:style-name="P5"><text:s text:c="12"/>((equal? op 'right) (if (&gt;= num (tree 'value))</text:p>
      <text:p text:style-name="P5"><text:s text:c="21"/>(addnumber num (tree 'right)) (tree 'right))))))))</text:p>
      <text:p text:style-name="P5">; (define s1 '(while (a b c) (y := a)))</text:p>
      <text:p text:style-name="P5">(define-datatype <text:span text:style-name="T3">stmt</text:span> stmt?</text:p>
      <text:p text:style-name="P5"><text:s text:c="2"/>(assign-stmt (lhs symbol?) (rhs symbol?))</text:p>
      <text:p text:style-name="P5"><text:s text:c="2"/>(while-stmt (predicate list?) (body stmt?))</text:p>
      <text:p text:style-name="P5"><text:s text:c="2"/>(slist (stmts slist?)))</text:p>
      <text:p text:style-name="P5">(define <text:span text:style-name="T3">slist</text:span>? (lambda (lst)(if (null? lst) #f ((list-of stmt?) lst))))</text:p>
      <text:p text:style-name="P5">(define <text:span text:style-name="T3">parse-stmt</text:span></text:p>
      <text:p text:style-name="P5"><text:s text:c="2"/>(lambda (stmt)</text:p>
      <text:p text:style-name="P5"><text:s text:c="4"/>(cond ((null? stmt) "Bad syntax")</text:p>
      <text:p text:style-name="P5"><text:s text:c="10"/>((symbol? stmt) "Bad syntax")</text:p>
      <text:p text:style-name="P5"><text:s/>((equal? (car stmt) 'while) (while-stmt (cadr stmt) (parse-stmt (caddr stmt))))</text:p>
      <text:p text:style-name="P5"><text:s text:c="10"/>((equal? (cadr stmt) ':=) (assign-stmt (car stmt) (caddr stmt)))</text:p>
      <text:p text:style-name="P5"><text:s text:c="10"/>(((list-of list?) stmt) (slist (map parse-stmt stmt)))</text:p>
      <text:p text:style-name="P5"><text:s text:c="10"/>(else "bad syntax"))))</text:p>
      <text:p text:style-name="P5"><text:soft-page-break/>(define <text:span text:style-name="T3">unparse-stmt</text:span></text:p>
      <text:p text:style-name="P5"><text:s text:c="2"/>(lambda (abstStmt)</text:p>
      <text:p text:style-name="P5"><text:s text:c="4"/>(cases stmt abstStmt</text:p>
      <text:p text:style-name="P5"><text:s text:c="6"/>(assign-stmt (lhs rhs) (list lhs ':= rhs))</text:p>
      <text:p text:style-name="P5"><text:s text:c="6"/>(while-stmt (pred body) (list 'while pred (unparse-stmt body)))</text:p>
      <text:p text:style-name="P5"><text:s text:c="6"/>(slist (stmts) (map unparse-stmt stmts)))))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t </meta:initial-creator>
    <meta:creation-date>2014-03-10T19:30:34</meta:creation-date>
    <dc:date>2014-03-10T20:42:06</dc:date>
    <dc:creator>crt </dc:creator>
    <meta:editing-duration>PT10M32S</meta:editing-duration>
    <meta:editing-cycles>1</meta:editing-cycles>
    <meta:document-statistic meta:table-count="0" meta:image-count="0" meta:object-count="0" meta:page-count="2" meta:paragraph-count="149" meta:word-count="939" meta:character-count="6307" meta:non-whitespace-character-count="4862"/>
    <meta:generator>LibreOffice/3.5$Linux_X86_64 LibreOffice_project/350m1$Build-2</meta:generator>
  </office:meta>
</office:document-meta>
</file>